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1.475cm"/>
    </style:style>
    <style:style style:name="co6" style:family="table-column">
      <style:table-column-properties fo:break-before="auto" style:column-width="0.764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7.5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 style:data-style-name="N5122">
      <style:table-cell-properties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4" table:number-columns-repeated="1013" table:default-cell-style-name="Default"/>
        <table:table-row table:style-name="ro1">
          <table:table-cell/>
          <table:table-cell table:style-name="ce1" office:value-type="string" table:number-columns-spanned="10" table:number-rows-spanned="1">
            <text:p>Pitanje:</text:p>
            <text:p/>
            <text:p>Neka je ukupan prihod preduzeća dat jednačinom F = - 0,12*Q2 + 2,44*Q + 2,08</text:p>
            <text:p>a ukupni troškovi jednačinom T = 0,08*Q2 - 0,16Q + 2,08</text:p>
            <text:p>Izračunajte pri kojoj količini (Q, 000 kom) se ostvaruje optimalni obim proizvodnje, </text:p>
            <text:p>sa stanovišta dobiti preduzeća.</text:p>
            <text:p/>
          </table:table-cell>
          <table:covered-table-cell table:style-name="Default"/>
          <table:covered-table-cell table:number-columns-repeated="8"/>
          <table:table-cell table:number-columns-repeated="1013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table:style-name="ce2" office:value-type="string" table:number-columns-spanned="10" table:number-rows-spanned="1">
            <text:p>Optimalni obim proizvodnje se ostvaruje kada je razlika između prihoda i troškova pozitivna i najveća.<text:tab/><text:tab/><text:tab/><text:tab/><text:tab/><text:tab/><text:tab/><text:tab/><text:tab/><text:tab/><text:tab/><text:tab/><text:tab/><text:tab/><text:tab/></text:p>
            <text:p>Funkcija razlike prihoda i troškova R=F-T<text:tab/><text:tab/><text:tab/><text:tab/><text:tab/><text:tab/><text:tab/><text:tab/><text:tab/><text:tab/><text:tab/><text:tab/><text:tab/><text:tab/><text:tab/></text:p>
            <text:p>R=- 0,12 * Q^2 + 2,44 * Q + 2,08 - (0,08 * Q^2 - 0,16*Q + 2,08)<text:tab/><text:tab/><text:tab/><text:tab/><text:tab/><text:tab/><text:tab/><text:tab/><text:tab/><text:tab/><text:tab/><text:tab/><text:tab/><text:tab/><text:tab/></text:p>
            <text:p>R= -0,2 * Q^2 + 2,6 * Q<text:tab/><text:tab/><text:tab/><text:tab/><text:tab/><text:tab/><text:tab/><text:tab/><text:tab/><text:tab/><text:tab/><text:tab/><text:tab/><text:tab/><text:tab/></text:p>
            <text:p>Funkcija može imati maksimum ili minimum u tački u kojoj je njen prvi izvod jednak nuli.<text:tab/><text:tab/><text:tab/><text:tab/><text:tab/><text:tab/><text:tab/><text:tab/><text:tab/><text:tab/><text:tab/><text:tab/><text:tab/><text:tab/><text:tab/></text:p>
            <text:p>R' = -0,4 * Q + 2,6 = 0<text:tab/></text:p>
            <text:p><text:tab/><text:tab/><text:tab/><text:tab/><text:tab/><text:tab/><text:tab/><text:tab/><text:tab/><text:tab/><text:tab/><text:tab/><text:tab/><text:tab/></text:p>
            <text:p>Dakle, za Q=6,5 <text:s/>funkcija ima ekstrem.</text:p>
            <text:p><text:tab/><text:tab/><text:tab/><text:tab/><text:tab/><text:tab/><text:tab/><text:tab/><text:tab/><text:tab/><text:tab/><text:tab/><text:tab/><text:tab/><text:tab/></text:p>
            <text:p>Kako je drugi izvod funkcije R, </text:p>
            <text:p/>
            <text:p>R''=-0,4&lt;0, to funkcija razlike prihoda i troškova R u tački Q=6,5 ima maksimum te možemo reći </text:p>
            <text:p>da firma ostvaruje optimalni obim proizvodnje u tački Q=6500 komada</text:p>
          </table:table-cell>
          <table:covered-table-cell table:style-name="Default"/>
          <table:covered-table-cell table:number-columns-repeated="8"/>
          <table:table-cell table:number-columns-repeated="1013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([.B7]^2)*-0.2+2.6*[.B7]" office:value-type="float" office:value="0">
            <text:p>0,00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[.B8]^2*-0.2+2.6*[.B8]" office:value-type="float" office:value="2.4">
            <text:p>2,400</text:p>
          </table:table-cell>
          <table:table-cell>
            <draw:frame table:end-cell-address="Sheet1.J27" table:end-x="0.986cm" table:end-y="0.378cm" draw:z-index="0" draw:style-name="gr1" svg:width="13.17cm" svg:height="8.811cm" svg:x="0.416cm" svg:y="0.115cm">
              <draw:object draw:notify-on-update-of-ranges="Sheet1.B7:Sheet1.B17 Sheet1.C6:Sheet1.C6 Sheet1.C7:Sheet1.C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[.B9]^2*-0.2+2.6*[.B9]" office:value-type="float" office:value="4.4">
            <text:p>4,40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[.B10]^2*-0.2+2.6*[.B10]" office:value-type="float" office:value="6">
            <text:p>6,00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[.B11]^2*-0.2+2.6*[.B11]" office:value-type="float" office:value="7.2">
            <text:p>7,20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[.B12]^2*-0.2+2.6*[.B12]" office:value-type="float" office:value="8">
            <text:p>8,00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.5">
            <text:p>6,5</text:p>
          </table:table-cell>
          <table:table-cell table:formula="of:=[.B13]^2*-0.2+2.6*[.B13]" office:value-type="float" office:value="8.45">
            <text:p>8,45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">
            <text:p>7</text:p>
          </table:table-cell>
          <table:table-cell table:formula="of:=[.B14]^2*-0.2+2.6*[.B14]" office:value-type="float" office:value="8.4">
            <text:p>8,40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">
            <text:p>8</text:p>
          </table:table-cell>
          <table:table-cell table:formula="of:=[.B15]^2*-0.2+2.6*[.B15]" office:value-type="float" office:value="8">
            <text:p>8,00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9">
            <text:p>9</text:p>
          </table:table-cell>
          <table:table-cell table:formula="of:=[.B16]^2*-0.2+2.6*[.B16]" office:value-type="float" office:value="7.2">
            <text:p>7,20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">
            <text:p>14</text:p>
          </table:table-cell>
          <table:table-cell table:formula="of:=[.B17]^2*-0.2+2.6*[.B17]" office:value-type="float" office:value="-2.8">
            <text:p>-2,800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bs" fo:country="B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s" fo:country="B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bs" number:country="BA">KM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bs" number:country="BA">KM</number:currency-symbol>
      <number:number number:decimal-places="2" number:min-integer-digits="1" number:grouping="true"/>
      <style:map style:condition="value()&gt;=0" style:apply-style-name="N104P0"/>
    </number:currency-style>
    <number:number-style style:name="N5106P0" style:volatile="true" number:language="bs" number:country="BA">
      <number:number number:decimal-places="0" number:min-integer-digits="1" number:grouping="true"/>
    </number:number-style>
    <number:number-style style:name="N5106" number:language="bs" number:country="BA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bs" number:country="BA">
      <number:number number:decimal-places="0" number:min-integer-digits="1" number:grouping="true"/>
    </number:number-style>
    <number:number-style style:name="N5107" number:language="bs" number:country="BA">
      <style:text-properties fo:color="#ff0000"/>
      <number:text>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bs" number:country="BA">
      <number:number number:decimal-places="2" number:min-integer-digits="1" number:grouping="true"/>
    </number:number-style>
    <number:number-style style:name="N5108" number:language="bs" number:country="BA">
      <number:text>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bs" number:country="BA">
      <number:number number:decimal-places="2" number:min-integer-digits="1" number:grouping="true"/>
    </number:number-style>
    <number:number-style style:name="N5109" number:language="bs" number:country="BA">
      <style:text-properties fo:color="#ff0000"/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bs" number:country="BA">
      <number:number number:decimal-places="0" number:min-integer-digits="1" number:grouping="true"/>
      <number:text> </number:text>
    </number:number-style>
    <number:number-style style:name="N5113P1" style:volatile="true" number:language="bs" number:country="BA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bs" number:country="BA">
      <number:text> - </number:text>
    </number:number-style>
    <number:text-style style:name="N5113" number:language="bs" number:country="BA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bs" number:country="BA">
      <number:number number:decimal-places="2" number:min-integer-digits="1" number:grouping="true"/>
      <number:text> </number:text>
    </number:number-style>
    <number:number-style style:name="N5117P1" style:volatile="true" number:language="bs" number:country="BA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bs" number:country="BA">
      <number:text> -</number:text>
      <number:number number:decimal-places="0" number:min-integer-digits="0"/>
      <number:text> </number:text>
    </number:number-style>
    <number:text-style style:name="N5117" number:language="bs" number:country="BA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bs" number:country="BA">
      <number:minutes number:style="long"/>
      <number:text>:</number:text>
      <number:seconds number:style="long"/>
    </number:time-style>
    <number:time-style style:name="N5119" number:language="bs" number:country="B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bs" number:country="BA">
      <number:minutes number:style="long"/>
      <number:text>:</number:text>
      <number:seconds number:style="long" number:decimal-places="1"/>
    </number:time-style>
    <number:number-style style:name="N5121" number:language="bs" number:country="BA">
      <number:scientific-number number:decimal-places="1" number:min-integer-digits="3" number:min-exponent-digits="1"/>
    </number:number-style>
    <number:number-style style:name="N5122" number:language="bs" number:country="BA">
      <number:number number:decimal-places="3" number:min-integer-digits="1" number:grouping="true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.448cm" fo:margin-right="1.626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7">17.03.2011</text:date>, <text:time>19:4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1-03-13T11:27:14</meta:creation-date>
    <dc:date>2011-03-17T19:44:47</dc:date>
    <dc:creator>bringout </dc:creator>
    <meta:editing-duration>P2DT5H27M36S</meta:editing-duration>
    <meta:editing-cycles>5</meta:editing-cycles>
    <meta:generator>LibreOffice/3.3$Unix LibreOffice_project/330m19$Build-8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122" number:language="bs" number:country="BA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12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71cm" svg:height="8.812cm" xlink:href=".." xlink:type="simple" chart:class="chart:scatter" chart:style-name="ch1">
        <chart:title svg:x="1.263cm" svg:y="0.312cm" chart:style-name="ch2">
          <text:p>Scatter dijagram R(Q)=F(Q)-T(Q) (Prihodi - troškovi)</text:p>
        </chart:title>
        <chart:legend chart:legend-position="end" svg:x="12.177cm" svg:y="4.111cm" chart:style-name="ch3"/>
        <chart:plot-area chart:style-name="ch4" table:cell-range-address="Sheet1.B7:Sheet1.C17 Sheet1.C6:Sheet1.C6" chart:data-source-has-labels="row" svg:x="0.415cm" svg:y="0.776cm" svg:width="11.451cm" svg:height="7.392cm">
          <chartooo:coordinate-region svg:x="1.698cm" svg:y="0.976cm" svg:width="9.981cm" svg:height="6.993cm"/>
          <chart:axis chart:dimension="x" chart:name="primary-x" chart:style-name="ch5">
            <chart:title svg:x="5.091cm" svg:y="8.252cm" chart:style-name="ch6">
              <text:p>Q(1000 KOM)</text:p>
            </chart:title>
          </chart:axis>
          <chart:axis chart:dimension="y" chart:name="primary-y" chart:style-name="ch7">
            <chart:title svg:x="0cm" svg:y="4.873cm" chart:style-name="ch8">
              <text:p>R(Q)</text:p>
            </chart:title>
            <chart:grid chart:style-name="ch9" chart:class="major"/>
          </chart:axis>
          <chart:series chart:style-name="ch10" chart:values-cell-range-address="Sheet1.C7:Sheet1.C17" chart:label-cell-address="Sheet1.C6:Sheet1.C6" chart:class="chart:scatter">
            <chart:domain table:cell-range-address="Sheet1.B7:Sheet1.B17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7:Sheet1.B17</svg:desc>
                </draw:g>
              </table:table-cell>
              <table:table-cell office:value-type="float" office:value="0">
                <text:p>0</text:p>
                <draw:g>
                  <svg:desc>Sheet1.C7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-2.8">
                <text:p>-2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